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Quotations" style:list-style-name="L2">
      <style:paragraph-properties fo:text-align="start" style:justify-single-word="false" fo:orphans="2" fo:widows="2"/>
    </style:style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officeooo:rsid="001ef543"/>
    </style:style>
    <style:style style:name="T3" style:family="text">
      <style:text-properties fo:font-variant="normal" fo:text-transform="none" fo:color="#f0f6fc" loext:opacity="100%" fo:font-family="apple-system, BlinkMacSystemFont, 'Segoe UI', 'Noto Sans', Helvetica, Arial, sans-serif, 'Apple Color Emoji', 'Segoe UI Emoji'" fo:font-size="12pt" fo:letter-spacing="normal" fo:font-style="normal" fo:font-weight="bold" officeooo:rsid="001ef543" style:font-weight-asian="bold" style:font-weight-complex="bold"/>
    </style:style>
    <style:style style:name="T4" style:family="text">
      <style:text-properties fo:font-variant="normal" fo:text-transform="none" fo:color="#f0f6fc" loext:opacity="100%" fo:font-family="apple-system, BlinkMacSystemFont, 'Segoe UI', 'Noto Sans', Helvetica, Arial, sans-serif, 'Apple Color Emoji', 'Segoe UI Emoji'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f0f6fc" loext:opacity="100%" fo:font-family="apple-system, BlinkMacSystemFont, 'Segoe UI', 'Noto Sans', Helvetica, Arial, sans-serif, 'Apple Color Emoji', 'Segoe UI Emoji'" fo:font-size="12pt" fo:letter-spacing="normal" fo:font-style="normal" fo:font-weight="normal"/>
    </style:style>
    <style:style style:name="T6" style:family="text">
      <style:text-properties fo:font-variant="normal" fo:text-transform="none" fo:color="#4493f8" loext:opacity="100%" fo:font-family="apple-system, BlinkMacSystemFont, 'Segoe UI', 'Noto Sans', Helvetica, Arial, sans-serif, 'Apple Color Emoji', 'Segoe UI Emoji'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l te reste <text:span text:style-name="T1">10 minutes</text:span>. Ne perds pas de temps avec la mise en forme : copie ce texte dans un document Word, enregistre-le en <text:span text:style-name="T1">PDF</text:span>, et uploade-le immédiatement dans ton dossier <text:span text:style-name="Source_20_Text">/docs</text:span> sur GitHub.</text:p>
      <text:p text:style-name="Horizontal_20_Line"/>
      <text:h text:style-name="Heading_20_1" text:outline-level="1">Manuel d'Utilisation - ECF Vite &amp; Gourmand</text:h>
      <text:h text:style-name="Heading_20_2" text:outline-level="2">1. Introduction</text:h>
      <text:p text:style-name="Text_20_body">Bienvenue sur la plateforme de commande de repas "Vite &amp; Gourmand". Ce document guide le jury dans le test des fonctionnalités développées pour Julie et José.</text:p>
      <text:h text:style-name="Heading_20_2" text:outline-level="2">2. Installation et Lancement</text:h>
      <text:list text:style-name="L1">
        <text:list-item>
          <text:p text:style-name="P1"><text:span text:style-name="T1">Base de données</text:span> : Importez le fichier <text:span text:style-name="Source_20_Text">structure_et_donnees.sql</text:span> présent dans le dossier <text:span text:style-name="Source_20_Text">/database</text:span> pour créer les tables et les jeux de données.</text:p>
        </text:list-item>
        <text:list-item>
          <text:p text:style-name="P1"><text:span text:style-name="T1">Configuration</text:span> : Le fichier <text:span text:style-name="Source_20_Text">includes/db.php</text:span> contient les paramètres de connexion PDO (localhost, root).</text:p>
        </text:list-item>
        <text:list-item>
          <text:p text:style-name="P1"><text:span text:style-name="T1">Accès</text:span> : Lancez l'application via votre serveur local (WAMP/XAMPP) sur <text:span text:style-name="T2">acceuil</text:span><text:span text:style-name="Source_20_Text">.php</text:span>.</text:p>
        </text:list-item>
      </text:list>
      <text:h text:style-name="Heading_20_2" text:outline-level="2">3. Comptes de Test (Identifiants)</text:h>
      <text:p text:style-name="Quotations"><text:span text:style-name="T1">IMPORTANT</text:span> : Utilisez ces comptes pour tester les différents accès.</text:p>
      <text:list text:style-name="L2">
        <text:list-item>
          <text:p text:style-name="P2"><text:span text:style-name="T3">U</text:span><text:span text:style-name="T4">tilisateur </text:span><text:span text:style-name="T5">: Vous pouvez vous creé un compte</text:span> </text:p>
        </text:list-item>
      </text:list>
      <text:list text:style-name="L3">
        <text:list-item>
          <text:p text:style-name="P3"><text:span text:style-name="T5">Employez : e-mail : </text:span><text:a xlink:type="simple" xlink:href="mailto:julie@vite-gourmand.fr" text:style-name="Internet_20_link" text:visited-style-name="Visited_20_Internet_20_Link"><text:span text:style-name="T6">julie@vite-gourmand.fr</text:span></text:a><text:span text:style-name="T5"> / mdp : vitegourmand</text:span></text:p>
        </text:list-item>
        <text:list-item>
          <text:p text:style-name="P4"><text:span text:style-name="T5">Administrateur : </text:span><text:a xlink:type="simple" xlink:href="mailto:jose@vite-gourmand.fr" text:style-name="Internet_20_link" text:visited-style-name="Visited_20_Internet_20_Link"><text:span text:style-name="T6">jose@vite-gourmand.fr</text:span></text:a><text:span text:style-name="T5"> / vitegourmand2</text:span></text:p>
          <text:p text:style-name="P3"/>
        </text:list-item>
      </text:list>
      <text:h text:style-name="Heading_20_2" text:outline-level="2">4. Parcours Utilisateur (Client)</text:h>
      <text:list text:style-name="L4">
        <text:list-item>
          <text:p text:style-name="P5"><text:span text:style-name="T1">Consultation</text:span> : Accédez à la carte via <text:span text:style-name="Source_20_Text">Menu.php</text:span> pour voir les plats disponibles.</text:p>
        </text:list-item>
        <text:list-item>
          <text:p text:style-name="P5"><text:span text:style-name="T1">Commande</text:span> : Ajoutez des articles au panier (<text:span text:style-name="Source_20_Text">panier.php</text:span>) et validez via <text:span text:style-name="Source_20_Text">commande.php</text:span>. Le système calcule automatiquement les remises de 10% si nécessaire.</text:p>
        </text:list-item>
        <text:list-item>
          <text:p text:style-name="P5"><text:span text:style-name="T1">Profil</text:span> : Modifiez vos informations ou supprimez votre compte (RGPD) via <text:span text:style-name="Source_20_Text">profil_utilisateur.php</text:span> et <text:span text:style-name="Source_20_Text">supprimer_compte.php</text:span>.</text:p>
        </text:list-item>
      </text:list>
      <text:h text:style-name="Heading_20_2" text:outline-level="2">5. Espace Administration (José &amp; Employés)</text:h>
      <text:list text:style-name="L5">
        <text:list-item>
          <text:p text:style-name="P6"><text:span text:style-name="T1">Dashboard</text:span> : Visualisation des statistiques de ventes via le module NoSQL/JSON (<text:span text:style-name="Source_20_Text">stats_ventes.json</text:span>).</text:p>
        </text:list-item>
        <text:list-item>
          <text:p text:style-name="P6"><text:soft-page-break/><text:span text:style-name="T1">Gestion de la carte</text:span> : Ajout, modification ou suppression de menus via <text:span text:style-name="Source_20_Text">admin_menus.php</text:span>.</text:p>
        </text:list-item>
        <text:list-item>
          <text:p text:style-name="P6"><text:span text:style-name="T1">Modération</text:span> : Validation des avis clients via <text:span text:style-name="Source_20_Text">admin_avis.php</text:span> avant publication.</text:p>
        </text:list-item>
        <text:list-item>
          <text:p text:style-name="P6"><text:span text:style-name="T1">Commandes</text:span> : Gestion des statuts et annulations (avec alerte matériel 600€) via <text:span text:style-name="Source_20_Text">admin_commandes.php</text:span> et <text:span text:style-name="Source_20_Text">traitement_statut.php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23:43:50.769736700</meta:creation-date>
    <meta:generator>LibreOffice/25.2.7.2$Windows_X86_64 LibreOffice_project/5cbfd1ab6520636bb5f7b99185aa69bd7456825d</meta:generator>
    <dc:date>2026-02-19T23:47:21.680634800</dc:date>
    <meta:editing-duration>PT3M31S</meta:editing-duration>
    <meta:editing-cycles>1</meta:editing-cycles>
    <meta:document-statistic meta:table-count="0" meta:image-count="0" meta:object-count="0" meta:page-count="2" meta:paragraph-count="23" meta:word-count="280" meta:character-count="1848" meta:non-whitespace-character-count="1603"/>
  </office:meta>
</office:document-meta>
</file>